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644cm"/>
    </style:style>
    <style:style style:name="Tabla3.B" style:family="table-column">
      <style:table-column-properties style:column-width="6.856cm"/>
    </style:style>
    <style:style style:name="Tabla3.C" style:family="table-column">
      <style:table-column-properties style:column-width="9.474cm"/>
    </style:style>
    <style:style style:name="Tabla3.1" style:family="table-row">
      <style:table-row-properties style:min-row-height="0.277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574cm" table:align="right"/>
    </style:style>
    <style:style style:name="Tabla4.A" style:family="table-column">
      <style:table-column-properties style:column-width="5.452cm"/>
    </style:style>
    <style:style style:name="Tabla4.B" style:family="table-column">
      <style:table-column-properties style:column-width="7.202cm"/>
    </style:style>
    <style:style style:name="Tabla4.C" style:family="table-column">
      <style:table-column-properties style:column-width="4.919cm"/>
    </style:style>
    <style:style style:name="Tabla4.A1" style:family="table-cell">
      <style:table-cell-properties fo:padding="0cm" fo:border="none"/>
    </style:style>
    <style:style style:name="Tabla19" style:family="table">
      <style:table-properties style:width="16.859cm" table:align="right"/>
    </style:style>
    <style:style style:name="Tabla19.A" style:family="table-column">
      <style:table-column-properties style:column-width="16.859cm"/>
    </style:style>
    <style:style style:name="Tabla19.1" style:family="table-row">
      <style:table-row-properties style:min-row-height="0.415cm"/>
    </style:style>
    <style:style style:name="Tabla19.A1" style:family="table-cell">
      <style:table-cell-properties style:vertical-align="" fo:padding="0cm" fo:border="none"/>
    </style:style>
    <style:style style:name="Tabla2" style:family="table">
      <style:table-properties style:width="15.875cm" fo:margin-left="4.05cm" table:align="left"/>
    </style:style>
    <style:style style:name="Tabla2.A" style:family="table-column">
      <style:table-column-properties style:column-width="1.335cm"/>
    </style:style>
    <style:style style:name="Tabla2.B" style:family="table-column">
      <style:table-column-properties style:column-width="14.54cm"/>
    </style:style>
    <style:style style:name="Tabla2.1" style:family="table-row">
      <style:table-row-properties style:min-row-height="0.875cm"/>
    </style:style>
    <style:style style:name="Tabla2.A1" style:family="table-cell">
      <style:table-cell-properties style:vertical-align="bottom" fo:padding="0cm" fo:border="none"/>
    </style:style>
    <style:style style:name="Tabla5" style:family="table">
      <style:table-properties style:width="15.898cm" fo:margin-left="4.027cm" table:align="left"/>
    </style:style>
    <style:style style:name="Tabla5.A" style:family="table-column">
      <style:table-column-properties style:column-width="2.323cm"/>
    </style:style>
    <style:style style:name="Tabla5.B" style:family="table-column">
      <style:table-column-properties style:column-width="13.575cm"/>
    </style:style>
    <style:style style:name="Tabla5.1" style:family="table-row">
      <style:table-row-properties style:min-row-height="0.277cm"/>
    </style:style>
    <style:style style:name="Tabla5.A1" style:family="table-cell">
      <style:table-cell-properties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1.45cm"/>
    </style:style>
    <style:style style:name="Tabla6.B" style:family="table-column">
      <style:table-column-properties style:column-width="14.448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921cm" fo:margin-left="4.027cm" table:align="left"/>
    </style:style>
    <style:style style:name="Tabla7.A" style:family="table-column">
      <style:table-column-properties style:column-width="1.081cm"/>
    </style:style>
    <style:style style:name="Tabla7.B" style:family="table-column">
      <style:table-column-properties style:column-width="10.169cm"/>
    </style:style>
    <style:style style:name="Tabla7.C" style:family="table-column">
      <style:table-column-properties style:column-width="4.671cm"/>
    </style:style>
    <style:style style:name="Tabla7.1" style:family="table-row">
      <style:table-row-properties style:min-row-height="0.392cm"/>
    </style:style>
    <style:style style:name="Tabla7.A1" style:family="table-cell">
      <style:table-cell-properties fo:padding="0cm" fo:border="none"/>
    </style:style>
    <style:style style:name="Tabla8" style:family="table">
      <style:table-properties style:width="16.842cm" fo:margin-left="4.027cm" table:align="left"/>
    </style:style>
    <style:style style:name="Tabla8.A" style:family="table-column">
      <style:table-column-properties style:column-width="4.027cm"/>
    </style:style>
    <style:style style:name="Tabla8.B" style:family="table-column">
      <style:table-column-properties style:column-width="8.121cm"/>
    </style:style>
    <style:style style:name="Tabla8.C" style:family="table-column">
      <style:table-column-properties style:column-width="4.694cm"/>
    </style:style>
    <style:style style:name="Tabla8.1" style:family="table-row">
      <style:table-row-properties style:min-row-height="0.392cm"/>
    </style:style>
    <style:style style:name="Tabla8.A1" style:family="table-cell">
      <style:table-cell-properties fo:padding="0cm" fo:border="none"/>
    </style:style>
    <style:style style:name="Tabla8.B1" style:family="table-cell">
      <style:table-cell-properties style:vertical-align="" fo:padding="0cm" fo:border="none"/>
    </style:style>
    <style:style style:name="Tabla9" style:family="table">
      <style:table-properties style:width="15.921cm" fo:margin-left="4.027cm" table:align="left"/>
    </style:style>
    <style:style style:name="Tabla9.A" style:family="table-column">
      <style:table-column-properties style:column-width="2.577cm"/>
    </style:style>
    <style:style style:name="Tabla9.B" style:family="table-column">
      <style:table-column-properties style:column-width="13.344cm"/>
    </style:style>
    <style:style style:name="Tabla9.1" style:family="table-row">
      <style:table-row-properties style:min-row-height="0.346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1.15cm"/>
    </style:style>
    <style:style style:name="Tabla10.B" style:family="table-column">
      <style:table-column-properties style:column-width="4.21cm"/>
    </style:style>
    <style:style style:name="Tabla10.C" style:family="table-column">
      <style:table-column-properties style:column-width="4.946cm"/>
    </style:style>
    <style:style style:name="Tabla10.D" style:family="table-column">
      <style:table-column-properties style:column-width="3.36cm"/>
    </style:style>
    <style:style style:name="Tabla10.E" style:family="table-column">
      <style:table-column-properties style:column-width="2.254cm"/>
    </style:style>
    <style:style style:name="Tabla10.1" style:family="table-row">
      <style:table-row-properties style:min-row-height="0.3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0.99cm"/>
    </style:style>
    <style:style style:name="Tabla11.B" style:family="table-column">
      <style:table-column-properties style:column-width="14.931cm"/>
    </style:style>
    <style:style style:name="Tabla11.1" style:family="table-row">
      <style:table-row-properties style:min-row-height="0.437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2.094cm"/>
    </style:style>
    <style:style style:name="Tabla12.B" style:family="table-column">
      <style:table-column-properties style:column-width="1.196cm"/>
    </style:style>
    <style:style style:name="Tabla12.C" style:family="table-column">
      <style:table-column-properties style:column-width="1.035cm"/>
    </style:style>
    <style:style style:name="Tabla12.D" style:family="table-column">
      <style:table-column-properties style:column-width="4.602cm"/>
    </style:style>
    <style:style style:name="Tabla12.E" style:family="table-column">
      <style:table-column-properties style:column-width="6.994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fo:padding="0cm" fo:border="none"/>
    </style:style>
    <style:style style:name="Tabla12.B1" style:family="table-cell">
      <style:table-cell-properties style:vertical-align="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10.606cm"/>
    </style:style>
    <style:style style:name="Tabla14.B" style:family="table-column">
      <style:table-column-properties style:column-width="5.315cm"/>
    </style:style>
    <style:style style:name="Tabla14.1" style:family="table-row">
      <style:table-row-properties style:min-row-height="0.852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bottom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0.758cm"/>
    </style:style>
    <style:style style:name="Tabla15.B" style:family="table-column">
      <style:table-column-properties style:column-width="5.223cm"/>
    </style:style>
    <style:style style:name="Tabla15.C" style:family="table-column">
      <style:table-column-properties style:column-width="9.94cm"/>
    </style:style>
    <style:style style:name="Tabla15.1" style:family="table-row">
      <style:table-row-properties style:min-row-height="0.392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52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6.098cm"/>
    </style:style>
    <style:style style:name="Tabla16.C" style:family="table-column">
      <style:table-column-properties style:column-width="2.921cm"/>
    </style:style>
    <style:style style:name="Tabla16.1" style:family="table-row">
      <style:table-row-properties style:min-row-height="0.69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0aaa40" officeooo:paragraph-rsid="000aaa40" style:font-size-asian="10pt" style:font-size-complex="10pt"/>
    </style:style>
    <style:style style:name="P6" style:family="paragraph" style:parent-style-name="Table_20_Contents">
      <style:paragraph-properties style:line-spacing="0cm"/>
    </style:style>
    <style:style style:name="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 style:text-autospace="none" style:snap-to-layout-grid="false"/>
      <style:text-properties fo:font-size="8pt" officeooo:paragraph-rsid="000aaa40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number:date-style style:name="N34">
      <number:month number:style="long" number:textual="true"/>
    </number:date-style>
    <number:date-style style:name="N106">
      <number:day number:style="long"/>
    </number:date-style>
    <number:date-style style:name="N107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P7"><text:date style:data-style-name="N106" text:date-value="2014-10-23T12:50:31.176130659">23</text:date></text:p>
          </table:table-cell>
          <table:table-cell table:style-name="Tabla1.A1" office:value-type="string">
            <text:p text:style-name="P1"><text:date style:data-style-name="N34" text:date-value="2014-10-23T12:50:31.177631230">octubre</text:date></text:p>
          </table:table-cell>
          <table:table-cell table:style-name="Tabla1.A1" table:number-columns-spanned="2" office:value-type="string">
            <text:p text:style-name="P1"><text:date style:data-style-name="N107" text:date-value="2014-10-23T12:50:31.179701350">14</text:dat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Table_20_Contents"><text:span text:style-name="T2"><text:placeholder text:placeholder-type="text">&lt;o.craft_id.owner_id.name&gt;</text:placeholder></text:span><text:span text:style-name="T1"> </text:span>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3.A1" office:value-type="string">
            <text:p text:style-name="Table_20_Contents"><text:s text:c="2"/><text:span text:style-name="T2"><text:placeholder text:placeholder-type="text">&lt;o.craft_id.owner_id.national_identity&gt;</text:placeholder></text:span><text:span text:style-name="T1"> </text:span><text:s text:c="81"/><text:span text:style-name="T1"><text:s/></text:span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street&gt;</text:placeholder></text:span><text:span text:style-name="T1"> 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e_20_Contents"><text:span text:style-name="T6"><text:s/></text:span><text:span text:style-name="T6"><text:text-input text:description="&lt;if test=&quot;o.craft_id.owner_id.birthdate&quot;&gt;">d</text:text-input></text:span> <text:s text:c="5"/><text:span text:style-name="T6"><text:text-input text:description="&lt;o.craft_id.owner_id.birthdate[8:11]&gt;">d</text:text-input></text:span><text:span text:style-name="T6"> <text:s text:c="4"/></text:span><text:span text:style-name="T6"><text:text-input text:description="&lt;o.craft_id.owner_id.birthdate[5:7]&gt;">d</text:text-input></text:span><text:span text:style-name="T6"> <text:s text:c="3"/></text:span><text:span text:style-name="T6"><text:text-input text:description="&lt;o.craft_id.owner_id.birthdate[2:4]&gt;">d</text:text-input></text:span><text:span text:style-name="T6"> </text:span><text:span text:style-name="T2"><text:placeholder text:placeholder-type="text">&lt;/if&gt;</text:placeholder></text:span></text:p>
          </table:table-cell>
          <table:table-cell table:style-name="Tabla4.A1" office:value-type="string">
            <text:p text:style-name="P2"><text:placeholder text:placeholder-type="text">&lt;o.craft_id.owner_id.function&gt;</text:placeholder></text:p>
          </table:table-cell>
          <table:table-cell table:style-name="Tabla4.A1" office:value-type="string">
            <text:p text:style-name="Table_20_Contents"><text:span text:style-name="T1"><text:s/></text:span><text:span text:style-name="T2"><text:placeholder text:placeholder-type="text">&lt;o.craft_id.owner_id.marital_status&gt;</text:placeholder></text:span></text:p>
          </table:table-cell>
        </table:table-row>
      </table:table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Table_20_Contents"><text:s text:c="2"/><text:span text:style-name="T2"><text:placeholder text:placeholder-type="text">&lt;o.craft_id.owner_id.wife_id.name&gt;</text:placeholder></text:span> <text:s text:c="69"/><text:span text:style-name="T1"><text:s/></text:span><text:s text:c="13"/><text:span text:style-name="T1"><text:s text:c="44"/></text:span></text:p>
          </table:table-cell>
        </table:table-row>
      </table:table>
      <text:p text:style-name="Standard"><text:tab/></text:p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<text:s text:c="11"/></text:p>
          </table:table-cell>
          <table:table-cell table:style-name="Tabla2.A1" office:value-type="string">
            <text:p text:style-name="Table_20_Contents"><text:s text:c="2"/><text:span text:style-name="T2"><text:placeholder text:placeholder-type="text">&lt;o.craft_id.name&gt;</text:placeholder></text:span><text:span text:style-name="T1"> 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5.A1" office:value-type="string">
            <text:p text:style-name="Table_20_Contents"><text:span text:style-name="T2"><text:placeholder text:placeholder-type="text">&lt;o.craft_id.product_id.name&gt;</text:placeholder></text:span><text:span text:style-name="T1"> </text:span><text:s text:c="75"/><text:span text:style-name="T1"><text:s/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2"><text:placeholder text:placeholder-type="text">&lt;o.craft_id.shipyard_id.name&gt;</text:placeholder></text:span><text:span text:style-name="T1"> </text:span><text:s text:c="78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hull&gt;</text:placeholder></text:span><text:span text:style-name="T1"> </text:span><text:s text:c="78"/><text:span text:style-name="T1"><text:s/></text:span></text:p>
          </table:table-cell>
          <table:table-cell table:style-name="Tabla7.A1" office:value-type="string">
            <text:p text:style-name="Table_20_Contents"><text:span text:style-name="T2"><text:placeholder text:placeholder-type="text">&lt;o.craft_id.hull_year&gt;</text:placeholder></text:span><text:span text:style-name="T1"> 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brand_id.name&gt;</text:placeholder></text:span><text:span text:style-name="T2"> </text:span><text:span text:style-name="T2"><text:placeholder text:placeholder-type="text">&lt;o.craft_id.engine_power&gt;</text:placeholder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serial_number&gt;</text:placeholder></text:span><text:span text:style-name="T3"> 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P2"><text:placeholder text:placeholder-type="text">&lt;o.craft_id.plate&gt;</text:placeholder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2"><text:placeholder text:placeholder-type="text">&lt;o.craft_id.lenght&gt;</text:placeholder></text:p>
          </table:table-cell>
          <table:table-cell table:style-name="Tabla10.B1" office:value-type="string">
            <text:p text:style-name="P2"><text:placeholder text:placeholder-type="text">&lt;o.craft_id.breadth&gt;</text:placeholder></text:p>
          </table:table-cell>
          <table:table-cell table:style-name="Tabla10.B1" office:value-type="string">
            <text:p text:style-name="P2"><text:placeholder text:placeholder-type="text">&lt;o.craft_id.prop&gt;</text:placeholder></text:p>
          </table:table-cell>
          <table:table-cell table:style-name="Tabla10.B1" office:value-type="string">
            <text:p text:style-name="Table_20_Contents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2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2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2.B1" office:value-type="string">
            <text:p text:style-name="P1"><text:text-input text:description="&lt;time.strftime('%m',time.strptime(o.start_date,'%Y-%m-%d'))&gt;">d</text:text-input></text:p>
          </table:table-cell>
          <table:table-cell table:style-name="Tabla12.B1" office:value-type="string">
            <text:p text:style-name="P3"><text:span text:style-name="T6"><text:s/></text:span><text:span text:style-name="T6"><text:text-input text:description="&lt;time.strftime('%Y',time.strptime(o.start_date,'%Y-%m-%d'))&gt;">d</text:text-input></text:span><text:span text:style-name="T6"> <text:s text:c="19"/></text:span></text:p>
          </table:table-cell>
          <table:table-cell table:style-name="Tabla12.B1" office:value-type="string">
            <text:p text:style-name="P3"><text:span text:style-name="T6"><text:s/></text:span><text:span text:style-name="T6"><text:text-input text:description="&lt;if test=&quot;o.expiration_date&quot;&gt;">d</text:text-input></text:span><text:span text:style-name="T6"><text:text-input text:description="&lt;time.strftime('%d',time.strptime(o.expiration_date,'%Y-%m-%d'))&gt;">d</text:text-input></text:span><text:span text:style-name="T6"> <text:s text:c="7"/></text:span><text:span text:style-name="T6"><text:text-input text:description="&lt;time.strftime('%m',time.strptime(o.expiration_date,'%Y-%m-%d'))&gt;">d</text:text-input></text:span><text:span text:style-name="T6"> <text:s text:c="2"/></text:span><text:span text:style-name="T4"><text:s text:c="15"/></text:span><text:span text:style-name="T6"><text:text-input text:description="&lt;time.strftime('%Y',time.strptime(o.expiration_date,'%Y-%m-%d'))&gt;">d</text:text-input></text:span><text:span text:style-name="T6"> </text:span><text:span text:style-name="T4"><text:s text:c="27"/></text:span><text:span text:style-name="T4"><text:placeholder text:placeholder-type="text">&lt;/if&gt;</text:placeholder></text:span>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Table_20_Contents"><text:span text:style-name="T2"><text:placeholder text:placeholder-type="text">&lt;o.craft_id.owner_id.street&gt;</text:placeholder></text:span><text:span text:style-name="T3">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P2"/>
          </table:table-cell>
          <table:table-cell table:style-name="Tabla15.B1" office:value-type="string">
            <text:p text:style-name="P6"><text:span text:style-name="T2"><text:placeholder text:placeholder-type="text">&lt;o.craft_id.owner_id.city&gt;</text:placeholder></text:span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2"/>
          </table:table-cell>
          <table:table-cell table:style-name="Tabla17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1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8.B1" office:value-type="string">
            <text:p text:style-name="P1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4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5"/>
          </table:table-cell>
          <table:table-cell table:style-name="Tabla16.B1" office:value-type="string">
            <text:p text:style-name="P8"><text:span text:style-name="Fuente_20_de_20_párrafo_20_predeter."><text:span text:style-name="T6"><text:text-input text:description="&lt;number_to_string(o.craft_id.amount_total)&gt;">d</text:text-input></text:span></text:span><text:span text:style-name="Fuente_20_de_20_párrafo_20_predeter."><text:span text:style-name="T6"> </text:span></text:span><text:span text:style-name="Fuente_20_de_20_párrafo_20_predeter."><text:span text:style-name="T7"><text:s text:c="2"/></text:span></text:span></text:p>
          </table:table-cell>
          <table:table-cell table:style-name="Tabla16.B1" office:value-type="string">
            <text:p text:style-name="Table_20_Contents"><text:span text:style-name="T5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10-23T12:50:31.082860227</dc:date>
    <meta:editing-duration>PT10H24M7S</meta:editing-duration>
    <meta:editing-cycles>221</meta:editing-cycles>
    <meta:generator>LibreOffice/4.2.6.3$Linux_X86_64 LibreOffice_project/420m0$Build-3</meta:generator>
    <meta:document-statistic meta:table-count="19" meta:image-count="0" meta:object-count="0" meta:page-count="1" meta:paragraph-count="49" meta:word-count="71" meta:character-count="3104" meta:non-whitespace-character-count="616"/>
  </office:meta>
</office:document-meta>
</file>